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 fo:background-color="#f7f9fc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/>
    </style:style>
    <style:style style:name="Table2" style:family="table">
      <style:table-properties style:width="13.229cm" table:align="center" fo:background-color="#eeeeee">
        <style:background-image/>
      </style:table-properties>
    </style:style>
    <style:style style:name="Table2.A" style:family="table-column">
      <style:table-column-properties style:column-width="13.09cm"/>
    </style:style>
    <style:style style:name="Table2.B" style:family="table-column">
      <style:table-column-properties style:column-width="0.097cm"/>
    </style:style>
    <style:style style:name="Table2.C" style:family="table-column">
      <style:table-column-properties style:column-width="0.042cm"/>
    </style:style>
    <style:style style:name="Table2.A1" style:family="table-cell">
      <style:table-cell-properties style:vertical-align="middle" fo:background-color="#ffffff">
        <style:background-image/>
      </style:table-cell-properties>
    </style:style>
    <style:style style:name="Table2.B1" style:family="table-cell">
      <style:table-cell-properties style:vertical-align="middle" fo:background-color="#eeeeee">
        <style:background-image/>
      </style:table-cell-properties>
    </style:style>
    <style:style style:name="Table2.2" style:family="table-row">
      <style:table-row-properties style:min-row-height="0.106cm"/>
    </style:style>
    <style:style style:name="Table3" style:family="table">
      <style:table-properties style:width="13.09cm" style:rel-width="100%" table:align="center"/>
    </style:style>
    <style:style style:name="Table3.A" style:family="table-column">
      <style:table-column-properties style:column-width="4.038cm" style:rel-column-width="20214*"/>
    </style:style>
    <style:style style:name="Table3.B" style:family="table-column">
      <style:table-column-properties style:column-width="9.052cm" style:rel-column-width="45321*"/>
    </style:style>
    <style:style style:name="Table3.A1" style:family="table-cell">
      <style:table-cell-properties fo:background-color="#ffffff" fo:padding="0cm" fo:border="none">
        <style:background-image/>
      </style:table-cell-properties>
    </style:style>
    <style:style style:name="Table3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.A2" style:family="table-cell">
      <style:table-cell-properties fo:background-color="#f9f9f9" fo:padding="0cm" fo:border="none">
        <style:background-image/>
      </style:table-cell-properties>
    </style:style>
    <style:style style:name="Table3.B2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le3.A4" style:family="table-cell">
      <style:table-cell-properties fo:background-color="#f9f9f9" fo:padding="0cm" fo:border="none">
        <style:background-image/>
      </style:table-cell-properties>
    </style:style>
    <style:style style:name="Table3.A6" style:family="table-cell">
      <style:table-cell-properties fo:background-color="#f9f9f9" fo:padding="0cm" fo:border="none">
        <style:background-image/>
      </style:table-cell-properties>
    </style:style>
    <style:style style:name="Table3.A8" style:family="table-cell">
      <style:table-cell-properties fo:background-color="#f9f9f9" fo:padding="0cm" fo:border="none">
        <style:background-image/>
      </style:table-cell-properties>
    </style:style>
    <style:style style:name="P1" style:family="paragraph" style:parent-style-name="Standard">
      <style:text-properties officeooo:rsid="00011faf" officeooo:paragraph-rsid="00011fa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Roboto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cm" loext:contextual-spacing="false"/>
    </style:style>
    <style:style style:name="P8" style:family="paragraph" style:parent-style-name="Text_20_body">
      <style:text-properties fo:font-variant="normal" fo:text-transform="none" fo:color="#1155cc" style:font-name="Arial" fo:font-size="12pt" fo:letter-spacing="normal" fo:font-style="normal" fo:font-weight="normal"/>
    </style:style>
    <style:style style:name="T1" style:family="text">
      <style:text-properties fo:color="#1155cc" style:font-name="Roboto"/>
    </style:style>
    <style:style style:name="T2" style:family="text">
      <style:text-properties fo:font-variant="normal" fo:text-transform="none" fo:color="#1155cc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jsbin.com/civuxev/edit?html,js,output" office:target-frame-name="_blank" xlink:show="new" text:style-name="Internet_20_link" text:visited-style-name="Visited_20_Internet_20_Link"><text:span text:style-name="T2"/></text:a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2"><text:bookmark text:name="m_8893709125542714302emailFieldsTable"/></text:p>
                  <table:table table:name="Table3" table:style-name="Table3">
                    <table:table-column table:style-name="Table3.A"/>
                    <table:table-column table:style-name="Table3.B"/>
                    <table:table-row>
                      <table:table-cell table:style-name="Table3.A1" office:value-type="string">
                        <text:p text:style-name="P4">Name</text:p>
                      </table:table-cell>
                      <table:table-cell table:style-name="Table3.B1" office:value-type="string">
                        <text:p text:style-name="P4">Loreen Muusha</text:p>
                      </table:table-cell>
                    </table:table-row>
                    <table:table-row>
                      <table:table-cell table:style-name="Table3.A2" office:value-type="string">
                        <text:p text:style-name="P4">Email</text:p>
                      </table:table-cell>
                      <table:table-cell table:style-name="Table3.B2" office:value-type="string">
                        <text:p text:style-name="P3"><text:a xlink:type="simple" xlink:href="mailto:loreenmuusha@gmail.com" office:target-frame-name="_blank" xlink:show="new" text:style-name="Internet_20_link" text:visited-style-name="Visited_20_Internet_20_Link"><text:span text:style-name="T1">loreenmuusha@gmail.com</text:span></text:a></text:p>
                      </table:table-cell>
                    </table:table-row>
                    <table:table-row>
                      <table:table-cell table:style-name="Table3.A1" office:value-type="string">
                        <text:p text:style-name="P4">greet</text:p>
                      </table:table-cell>
                      <table:table-cell table:style-name="Table3.B1" office:value-type="string">
                        <text:p text:style-name="P3"><text:a xlink:type="simple" xlink:href="https://jsbin.com/leqimek/1/edit?html,js,output" office:target-frame-name="_blank" xlink:show="new" text:style-name="Internet_20_link" text:visited-style-name="Visited_20_Internet_20_Link"><text:span text:style-name="T1">https://jsbin.com/leqimek/1/</text:span></text:a></text:p>
                      </table:table-cell>
                    </table:table-row>
                    <table:table-row>
                      <table:table-cell table:style-name="Table3.A4" office:value-type="string">
                        <text:p text:style-name="P4">isFromBellville</text:p>
                      </table:table-cell>
                      <table:table-cell table:style-name="Table3.B2" office:value-type="string">
                        <text:p text:style-name="P3"><text:a xlink:type="simple" xlink:href="https://jsbin.com/bibihis/1/edit?html,js,output" office:target-frame-name="_blank" xlink:show="new" text:style-name="Internet_20_link" text:visited-style-name="Visited_20_Internet_20_Link"><text:span text:style-name="T1">https://jsbin.com/bibihis/1/</text:span></text:a></text:p>
                      </table:table-cell>
                    </table:table-row>
                    <table:table-row>
                      <table:table-cell table:style-name="Table3.A1" office:value-type="string">
                        <text:p text:style-name="P4">regCheck</text:p>
                      </table:table-cell>
                      <table:table-cell table:style-name="Table3.B1" office:value-type="string">
                        <text:p text:style-name="P3"><text:a xlink:type="simple" xlink:href="https://jsbin.com/civuxev/edit?html,js,output" office:target-frame-name="_blank" xlink:show="new" text:style-name="Internet_20_link" text:visited-style-name="Visited_20_Internet_20_Link"><text:span text:style-name="T1">https://jsbin.com/civuxev/</text:span></text:a></text:p>
                      </table:table-cell>
                    </table:table-row>
                    <table:table-row>
                      <table:table-cell table:style-name="Table3.A6" office:value-type="string">
                        <text:p text:style-name="P4">countRegNumber</text:p>
                      </table:table-cell>
                      <table:table-cell table:style-name="Table3.B2" office:value-type="string">
                        <text:p text:style-name="P3"><text:a xlink:type="simple" xlink:href="https://jsbin.com/turecop/edit?html,js,output" office:target-frame-name="_blank" xlink:show="new" text:style-name="Internet_20_link" text:visited-style-name="Visited_20_Internet_20_Link"><text:span text:style-name="T1">https://jsbin.com/turecop/</text:span></text:a></text:p>
                      </table:table-cell>
                    </table:table-row>
                    <table:table-row>
                      <table:table-cell table:style-name="Table3.A1" office:value-type="string">
                        <text:p text:style-name="P4">isWeekDay</text:p>
                      </table:table-cell>
                      <table:table-cell table:style-name="Table3.B1" office:value-type="string">
                        <text:p text:style-name="P3"><text:a xlink:type="simple" xlink:href="https://jsbin.com/nuqudiw/2/edit?html,css,js,console,output" office:target-frame-name="_blank" xlink:show="new" text:style-name="Internet_20_link" text:visited-style-name="Visited_20_Internet_20_Link"><text:span text:style-name="T1">https://jsbin.com/nuqudiw/2/</text:span></text:a></text:p>
                      </table:table-cell>
                    </table:table-row>
                    <table:table-row>
                      <table:table-cell table:style-name="Table3.A8" office:value-type="string">
                        <text:p text:style-name="P4">transportFee</text:p>
                      </table:table-cell>
                      <table:table-cell table:style-name="Table3.B2" office:value-type="string">
                        <text:p text:style-name="P7"><text:a xlink:type="simple" xlink:href="https://jsbin.com/yoqiyod/edit?html,js,output" office:target-frame-name="_blank" xlink:show="new" text:style-name="Internet_20_link" text:visited-style-name="Visited_20_Internet_20_Link"><text:span text:style-name="T1">https://jsbin.com/yoqiyod/</text:span></text:a></text:p>
                      </table:table-cell>
                    </table:table-row>
                  </table:table>
                  <text:p text:style-name="P5"/>
                </table:table-cell>
                <table:table-cell table:style-name="Table2.B1" office:value-type="string">
                  <text:p text:style-name="P5"/>
                </table:table-cell>
                <table:table-cell office:value-type="string">
                  <text:p text:style-name="P6"/>
                </table:table-cell>
              </table:table-row>
              <table:table-row table:style-name="Table2.2">
                <table:table-cell table:style-name="Table2.B1" office:value-type="string">
                  <text:p text:style-name="P5"/>
                </table:table-cell>
                <table:table-cell table:style-name="Table2.B1" office:value-type="string">
                  <text:p text:style-name="P5"/>
                </table:table-cell>
                <table:table-cell table:style-name="Table2.B1" office:value-type="string">
                  <text:p text:style-name="P6"/>
                </table:table-cell>
              </table:table-row>
            </table:table>
            <text:p text:style-name="P6"/>
          </table:table-cell>
        </table:table-row>
      </table:table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2:46:37.989581674</meta:creation-date>
    <dc:date>2020-03-31T13:11:09.060476077</dc:date>
    <meta:editing-duration>PT1M34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1" meta:paragraph-count="17" meta:word-count="17" meta:character-count="270" meta:non-whitespace-character-count="268"/>
  </office:meta>
</office:document-meta>
</file>